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zdock" table:style-name="ta1">
        <table:shapes>
          <draw:frame draw:z-index="0" draw:style-name="gr1" draw:text-style-name="P1" svg:width="26.402cm" svg:height="18.917cm" svg:x="16.131cm" svg:y="17.02cm">
            <draw:object draw:notify-on-update-of-ranges="zdock.I1:zdock.I1 zdock.I2:zdock.I32 zdock.J1:zdock.J1 zdock.J2:zdock.J32 zdock.K1:zdock.K1 zdock.K2:zdock.K32 zdock.L1:zdock.L1 zdock.L2:zdock.L32 zdock.M1:zdock.M1 zdock.M2:zdock.M32 zdock.N1:zdock.N1 zdock.N2:zdock.N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P_WENG</text:p>
          </table:table-cell>
          <table:table-cell office:value-type="float" office:value="0.160173160173" calcext:value-type="float">
            <text:p>0,1601731602</text:p>
          </table:table-cell>
          <table:table-cell office:value-type="float" office:value="0.251082251082" calcext:value-type="float">
            <text:p>0,2510822511</text:p>
          </table:table-cell>
          <table:table-cell office:value-type="float" office:value="0.359307359307" calcext:value-type="float">
            <text:p>0,3593073593</text:p>
          </table:table-cell>
          <table:table-cell office:value-type="float" office:value="0.463203463203" calcext:value-type="float">
            <text:p>0,4632034632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3"/>
          <table:table-cell office:value-type="string" calcext:value-type="string">
            <text:p>top200</text:p>
          </table:table-cell>
          <table:table-cell office:value-type="string" calcext:value-type="string">
            <text:p>top500 </text:p>
          </table:table-cell>
          <table:table-cell office:value-type="string" calcext:value-type="string">
            <text:p>top1000</text:p>
          </table:table-cell>
          <table:table-cell office:value-type="string" calcext:value-type="string">
            <text:p>top2000 </text:p>
          </table:table-cell>
          <table:table-cell office:value-type="string" calcext:value-type="string">
            <text:p>top5000</text:p>
          </table:table-cell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246753246753" calcext:value-type="float">
            <text:p>0,2467532468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06926406926" calcext:value-type="float">
            <text:p>0,4069264069</text:p>
          </table:table-cell>
          <table:table-cell office:value-type="float" office:value="0.484848484848" calcext:value-type="float">
            <text:p>0,4848484848</text:p>
          </table:table-cell>
          <table:table-cell office:value-type="float" office:value="0.692640692641" calcext:value-type="float">
            <text:p>0,6926406926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809523809524" calcext:value-type="float">
            <text:p>0,8095238095</text:p>
          </table:table-cell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.168831168831" calcext:value-type="float">
            <text:p>0,1688311688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19913419913" calcext:value-type="float">
            <text:p>0,4199134199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727272727273" calcext:value-type="float">
            <text:p>0,7272727273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818181818182" calcext:value-type="float">
            <text:p>0,8181818182</text:p>
          </table:table-cell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.21645021645" calcext:value-type="float">
            <text:p>0,2164502165</text:p>
          </table:table-cell>
          <table:table-cell office:value-type="float" office:value="0.30303030303" calcext:value-type="float">
            <text:p>0,303030303</text:p>
          </table:table-cell>
          <table:table-cell office:value-type="float" office:value="0.424242424242" calcext:value-type="float">
            <text:p>0,4242424242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731601731602" calcext:value-type="float">
            <text:p>0,7316017316</text:p>
          </table:table-cell>
          <table:table-cell table:number-columns-repeated="2"/>
          <table:table-cell office:value-type="string" calcext:value-type="string">
            <text:p>zdock3</text:p>
          </table:table-cell>
          <table:table-cell office:value-type="float" office:value="0.510822510823" calcext:value-type="float">
            <text:p>0,5108225108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805194805195" calcext:value-type="float">
            <text:p>0,8051948052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.220779220779" calcext:value-type="float">
            <text:p>0,2207792208</text:p>
          </table:table-cell>
          <table:table-cell office:value-type="float" office:value="0.329004329004" calcext:value-type="float">
            <text:p>0,329004329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722943722944" calcext:value-type="float">
            <text:p>0,7229437229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584415584416" calcext:value-type="float">
            <text:p>0,5844155844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809523809524" calcext:value-type="float">
            <text:p>0,8095238095</text:p>
          </table:table-cell>
        </table:table-row>
        <table:table-row table:style-name="ro1">
          <table:table-cell office:value-type="string" calcext:value-type="string">
            <text:p>CP_Z3DC_CB</text:p>
          </table:table-cell>
          <table:table-cell office:value-type="float" office:value="0.203463203463" calcext:value-type="float">
            <text:p>0,2034632035</text:p>
          </table:table-cell>
          <table:table-cell office:value-type="float" office:value="0.320346320346" calcext:value-type="float">
            <text:p>0,3203463203</text:p>
          </table:table-cell>
          <table:table-cell office:value-type="float" office:value="0.441558441558" calcext:value-type="float">
            <text:p>0,4415584416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757575757576" calcext:value-type="float">
            <text:p>0,7575757576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13852813853" calcext:value-type="float">
            <text:p>0,8138528139</text:p>
          </table:table-cell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277056277056" calcext:value-type="float">
            <text:p>0,2770562771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467532467532" calcext:value-type="float">
            <text:p>0,4675324675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748917748918" calcext:value-type="float">
            <text:p>0,7489177489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597402597403" calcext:value-type="float">
            <text:p>0,5974025974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809523809524" calcext:value-type="float">
            <text:p>0,8095238095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316017316017" calcext:value-type="float">
            <text:p>0,316017316</text:p>
          </table:table-cell>
          <table:table-cell office:value-type="float" office:value="0.411255411255" calcext:value-type="float">
            <text:p>0,4112554113</text:p>
          </table:table-cell>
          <table:table-cell office:value-type="float" office:value="0.484848484848" calcext:value-type="float">
            <text:p>0,4848484848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701298701299" calcext:value-type="float">
            <text:p>0,7012987013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82683982684" calcext:value-type="float">
            <text:p>0,8268398268</text:p>
          </table:table-cell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246753246753" calcext:value-type="float">
            <text:p>0,2467532468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753246753247" calcext:value-type="float">
            <text:p>0,7532467532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813852813853" calcext:value-type="float">
            <text:p>0,8138528139</text:p>
          </table:table-cell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255411255411" calcext:value-type="float">
            <text:p>0,2554112554</text:p>
          </table:table-cell>
          <table:table-cell office:value-type="float" office:value="0.385281385281" calcext:value-type="float">
            <text:p>0,3852813853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735930735931" calcext:value-type="float">
            <text:p>0,7359307359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.47619047619" calcext:value-type="float">
            <text:p>0,476190476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09523809524" calcext:value-type="float">
            <text:p>0,8095238095</text:p>
          </table:table-cell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281385281385" calcext:value-type="float">
            <text:p>0,2813852814</text:p>
          </table:table-cell>
          <table:table-cell office:value-type="float" office:value="0.411255411255" calcext:value-type="float">
            <text:p>0,4112554113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744588744589" calcext:value-type="float">
            <text:p>0,7445887446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.506493506494" calcext:value-type="float">
            <text:p>0,5064935065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805194805195" calcext:value-type="float">
            <text:p>0,8051948052</text:p>
          </table:table-cell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337662337662" calcext:value-type="float">
            <text:p>0,337662337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744588744589" calcext:value-type="float">
            <text:p>0,7445887446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484848484848" calcext:value-type="float">
            <text:p>0,4848484848</text:p>
          </table:table-cell>
          <table:table-cell office:value-type="float" office:value="0.597402597403" calcext:value-type="float">
            <text:p>0,5974025974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809523809524" calcext:value-type="float">
            <text:p>0,8095238095</text:p>
          </table:table-cell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354978354978" calcext:value-type="float">
            <text:p>0,354978355</text:p>
          </table:table-cell>
          <table:table-cell office:value-type="float" office:value="0.445887445887" calcext:value-type="float">
            <text:p>0,4458874459</text:p>
          </table:table-cell>
          <table:table-cell office:value-type="float" office:value="0.506493506494" calcext:value-type="float">
            <text:p>0,5064935065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761904761905" calcext:value-type="float">
            <text:p>0,7619047619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53246753247" calcext:value-type="float">
            <text:p>0,7532467532</text:p>
          </table:table-cell>
          <table:table-cell office:value-type="float" office:value="0.809523809524" calcext:value-type="float">
            <text:p>0,8095238095</text:p>
          </table:table-cell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34632034632" calcext:value-type="float">
            <text:p>0,3463203463</text:p>
          </table:table-cell>
          <table:table-cell office:value-type="float" office:value="0.437229437229" calcext:value-type="float">
            <text:p>0,4372294372</text:p>
          </table:table-cell>
          <table:table-cell office:value-type="float" office:value="0.510822510823" calcext:value-type="float">
            <text:p>0,5108225108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74025974026" calcext:value-type="float">
            <text:p>0,7402597403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05194805195" calcext:value-type="float">
            <text:p>0,8051948052</text:p>
          </table:table-cell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24242424242" calcext:value-type="float">
            <text:p>0,4242424242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74891774892" calcext:value-type="float">
            <text:p>0,7748917749</text:p>
          </table:table-cell>
          <table:table-cell table:number-columns-repeated="2"/>
          <table:table-cell office:value-type="string" calcext:value-type="string">
            <text:p>VDW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18181818182" calcext:value-type="float">
            <text:p>0,8181818182</text:p>
          </table:table-cell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38961038961" calcext:value-type="float">
            <text:p>0,3896103896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05194805195" calcext:value-type="float">
            <text:p>0,8051948052</text:p>
          </table:table-cell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290043290043" calcext:value-type="float">
            <text:p>0,29004329</text:p>
          </table:table-cell>
          <table:table-cell office:value-type="float" office:value="0.437229437229" calcext:value-type="float">
            <text:p>0,4372294372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70562770563" calcext:value-type="float">
            <text:p>0,7705627706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13852813853" calcext:value-type="float">
            <text:p>0,8138528139</text:p>
          </table:table-cell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311688311688" calcext:value-type="float">
            <text:p>0,3116883117</text:p>
          </table:table-cell>
          <table:table-cell office:value-type="float" office:value="0.441558441558" calcext:value-type="float">
            <text:p>0,4415584416</text:p>
          </table:table-cell>
          <table:table-cell office:value-type="float" office:value="0.536796536797" calcext:value-type="float">
            <text:p>0,5367965368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70562770563" calcext:value-type="float">
            <text:p>0,7705627706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818181818182" calcext:value-type="float">
            <text:p>0,8181818182</text:p>
          </table:table-cell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307359307359" calcext:value-type="float">
            <text:p>0,3073593074</text:p>
          </table:table-cell>
          <table:table-cell office:value-type="float" office:value="0.441558441558" calcext:value-type="float">
            <text:p>0,4415584416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35930735931" calcext:value-type="float">
            <text:p>0,7359307359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818181818182" calcext:value-type="float">
            <text:p>0,8181818182</text:p>
          </table:table-cell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290043290043" calcext:value-type="float">
            <text:p>0,29004329</text:p>
          </table:table-cell>
          <table:table-cell office:value-type="float" office:value="0.419913419913" calcext:value-type="float">
            <text:p>0,4199134199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757575757576" calcext:value-type="float">
            <text:p>0,7575757576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813852813853" calcext:value-type="float">
            <text:p>0,8138528139</text:p>
          </table:table-cell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411255411255" calcext:value-type="float">
            <text:p>0,4112554113</text:p>
          </table:table-cell>
          <table:table-cell office:value-type="float" office:value="0.484848484848" calcext:value-type="float">
            <text:p>0,4848484848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57575757576" calcext:value-type="float">
            <text:p>0,7575757576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584415584416" calcext:value-type="float">
            <text:p>0,5844155844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22510822511" calcext:value-type="float">
            <text:p>0,8225108225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411255411255" calcext:value-type="float">
            <text:p>0,4112554113</text:p>
          </table:table-cell>
          <table:table-cell office:value-type="float" office:value="0.471861471861" calcext:value-type="float">
            <text:p>0,4718614719</text:p>
          </table:table-cell>
          <table:table-cell office:value-type="float" office:value="0.558441558442" calcext:value-type="float">
            <text:p>0,5584415584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61904761905" calcext:value-type="float">
            <text:p>0,7619047619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8354978355" calcext:value-type="float">
            <text:p>0,7835497836</text:p>
          </table:table-cell>
          <table:table-cell office:value-type="float" office:value="0.822510822511" calcext:value-type="float">
            <text:p>0,8225108225</text:p>
          </table:table-cell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30303030303" calcext:value-type="float">
            <text:p>0,303030303</text:p>
          </table:table-cell>
          <table:table-cell office:value-type="float" office:value="0.4329004329" calcext:value-type="float">
            <text:p>0,4329004329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787878787879" calcext:value-type="float">
            <text:p>0,7878787879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22510822511" calcext:value-type="float">
            <text:p>0,8225108225</text:p>
          </table:table-cell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329004329004" calcext:value-type="float">
            <text:p>0,329004329</text:p>
          </table:table-cell>
          <table:table-cell office:value-type="float" office:value="0.445887445887" calcext:value-type="float">
            <text:p>0,4458874459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09523809524" calcext:value-type="float">
            <text:p>0,8095238095</text:p>
          </table:table-cell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385281385281" calcext:value-type="float">
            <text:p>0,3852813853</text:p>
          </table:table-cell>
          <table:table-cell office:value-type="float" office:value="0.506493506494" calcext:value-type="float">
            <text:p>0,5064935065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74891774892" calcext:value-type="float">
            <text:p>0,7748917749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541125541126" calcext:value-type="float">
            <text:p>0,5411255411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18181818182" calcext:value-type="float">
            <text:p>0,8181818182</text:p>
          </table:table-cell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580086580087" calcext:value-type="float">
            <text:p>0,5800865801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57575757576" calcext:value-type="float">
            <text:p>0,7575757576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536796536797" calcext:value-type="float">
            <text:p>0,5367965368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22510822511" calcext:value-type="float">
            <text:p>0,8225108225</text:p>
          </table:table-cell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367965367965" calcext:value-type="float">
            <text:p>0,367965368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800865800866" calcext:value-type="float">
            <text:p>0,8008658009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528138528139" calcext:value-type="float">
            <text:p>0,5281385281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31168831169" calcext:value-type="float">
            <text:p>0,8311688312</text:p>
          </table:table-cell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437229437229" calcext:value-type="float">
            <text:p>0,4372294372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87878787879" calcext:value-type="float">
            <text:p>0,7878787879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831168831169" calcext:value-type="float">
            <text:p>0,8311688312</text:p>
          </table:table-cell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337662337662" calcext:value-type="float">
            <text:p>0,3376623377</text:p>
          </table:table-cell>
          <table:table-cell office:value-type="float" office:value="0.47619047619" calcext:value-type="float">
            <text:p>0,4761904762</text:p>
          </table:table-cell>
          <table:table-cell office:value-type="float" office:value="0.597402597403" calcext:value-type="float">
            <text:p>0,5974025974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831168831169" calcext:value-type="float">
            <text:p>0,8311688312</text:p>
          </table:table-cell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393939393939" calcext:value-type="float">
            <text:p>0,3939393939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74891774892" calcext:value-type="float">
            <text:p>0,7748917749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796536796537" calcext:value-type="float">
            <text:p>0,7965367965</text:p>
          </table:table-cell>
          <table:table-cell office:value-type="float" office:value="0.818181818182" calcext:value-type="float">
            <text:p>0,8181818182</text:p>
          </table:table-cell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10822510823" calcext:value-type="float">
            <text:p>0,5108225108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800865800866" calcext:value-type="float">
            <text:p>0,8008658009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787878787879" calcext:value-type="float">
            <text:p>0,7878787879</text:p>
          </table:table-cell>
          <table:table-cell office:value-type="float" office:value="0.831168831169" calcext:value-type="float">
            <text:p>0,8311688312</text:p>
          </table:table-cell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437229437229" calcext:value-type="float">
            <text:p>0,4372294372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8354978355" calcext:value-type="float">
            <text:p>0,7835497836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78354978355" calcext:value-type="float">
            <text:p>0,7835497836</text:p>
          </table:table-cell>
          <table:table-cell office:value-type="float" office:value="0.831168831169" calcext:value-type="float">
            <text:p>0,8311688312</text:p>
          </table:table-cell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406926406926" calcext:value-type="float">
            <text:p>0,4069264069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8354978355" calcext:value-type="float">
            <text:p>0,7835497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4329004329" calcext:value-type="float">
            <text:p>0,4329004329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4329004329" calcext:value-type="float">
            <text:p>0,4329004329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23376623377" calcext:value-type="float">
            <text:p>0,6233766234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805194805195" calcext:value-type="float">
            <text:p>0,8051948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450216450216" calcext:value-type="float">
            <text:p>0,4502164502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23376623377" calcext:value-type="float">
            <text:p>0,6233766234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87878787879" calcext:value-type="float">
            <text:p>0,7878787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.445887445887" calcext:value-type="float">
            <text:p>0,4458874459</text:p>
          </table:table-cell>
          <table:table-cell office:value-type="float" office:value="0.536796536797" calcext:value-type="float">
            <text:p>0,5367965368</text:p>
          </table:table-cell>
          <table:table-cell office:value-type="float" office:value="0.623376623377" calcext:value-type="float">
            <text:p>0,6233766234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66233766234" calcext:value-type="float">
            <text:p>0,7662337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445887445887" calcext:value-type="float">
            <text:p>0,4458874459</text:p>
          </table:table-cell>
          <table:table-cell office:value-type="float" office:value="0.558441558442" calcext:value-type="float">
            <text:p>0,5584415584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805194805195" calcext:value-type="float">
            <text:p>0,8051948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424242424242" calcext:value-type="float">
            <text:p>0,4242424242</text:p>
          </table:table-cell>
          <table:table-cell office:value-type="float" office:value="0.536796536797" calcext:value-type="float">
            <text:p>0,5367965368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800865800866" calcext:value-type="float">
            <text:p>0,8008658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4329004329" calcext:value-type="float">
            <text:p>0,4329004329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787878787879" calcext:value-type="float">
            <text:p>0,7878787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467532467532" calcext:value-type="float">
            <text:p>0,4675324675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805194805195" calcext:value-type="float">
            <text:p>0,8051948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445887445887" calcext:value-type="float">
            <text:p>0,4458874459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4329004329" calcext:value-type="float">
            <text:p>0,4329004329</text:p>
          </table:table-cell>
          <table:table-cell office:value-type="float" office:value="0.558441558442" calcext:value-type="float">
            <text:p>0,5584415584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770562770563" calcext:value-type="float">
            <text:p>0,7705627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818181818182" calcext:value-type="float">
            <text:p>0,8181818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dock3</text:p>
          </table:table-cell>
          <table:table-cell office:value-type="float" office:value="0.510822510823" calcext:value-type="float">
            <text:p>0,5108225108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805194805195" calcext:value-type="float">
            <text:p>0,8051948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584415584416" calcext:value-type="float">
            <text:p>0,5844155844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13852813853" calcext:value-type="float">
            <text:p>0,8138528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597402597403" calcext:value-type="float">
            <text:p>0,5974025974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82683982684" calcext:value-type="float">
            <text:p>0,8268398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813852813853" calcext:value-type="float">
            <text:p>0,8138528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47619047619" calcext:value-type="float">
            <text:p>0,476190476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506493506494" calcext:value-type="float">
            <text:p>0,5064935065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805194805195" calcext:value-type="float">
            <text:p>0,8051948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484848484848" calcext:value-type="float">
            <text:p>0,4848484848</text:p>
          </table:table-cell>
          <table:table-cell office:value-type="float" office:value="0.597402597403" calcext:value-type="float">
            <text:p>0,5974025974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53246753247" calcext:value-type="float">
            <text:p>0,7532467532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05194805195" calcext:value-type="float">
            <text:p>0,8051948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18181818182" calcext:value-type="float">
            <text:p>0,8181818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05194805195" calcext:value-type="float">
            <text:p>0,8051948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13852813853" calcext:value-type="float">
            <text:p>0,8138528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818181818182" calcext:value-type="float">
            <text:p>0,8181818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818181818182" calcext:value-type="float">
            <text:p>0,8181818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813852813853" calcext:value-type="float">
            <text:p>0,8138528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584415584416" calcext:value-type="float">
            <text:p>0,5844155844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22510822511" calcext:value-type="float">
            <text:p>0,8225108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8354978355" calcext:value-type="float">
            <text:p>0,7835497836</text:p>
          </table:table-cell>
          <table:table-cell office:value-type="float" office:value="0.822510822511" calcext:value-type="float">
            <text:p>0,8225108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22510822511" calcext:value-type="float">
            <text:p>0,8225108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09523809524" calcext:value-type="float">
            <text:p>0,8095238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541125541126" calcext:value-type="float">
            <text:p>0,5411255411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818181818182" calcext:value-type="float">
            <text:p>0,8181818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536796536797" calcext:value-type="float">
            <text:p>0,5367965368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822510822511" calcext:value-type="float">
            <text:p>0,8225108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528138528139" calcext:value-type="float">
            <text:p>0,5281385281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831168831169" calcext:value-type="float">
            <text:p>0,8311688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831168831169" calcext:value-type="float">
            <text:p>0,8311688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831168831169" calcext:value-type="float">
            <text:p>0,8311688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796536796537" calcext:value-type="float">
            <text:p>0,7965367965</text:p>
          </table:table-cell>
          <table:table-cell office:value-type="float" office:value="0.818181818182" calcext:value-type="float">
            <text:p>0,8181818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787878787879" calcext:value-type="float">
            <text:p>0,7878787879</text:p>
          </table:table-cell>
          <table:table-cell office:value-type="float" office:value="0.831168831169" calcext:value-type="float">
            <text:p>0,8311688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636363636364" calcext:value-type="float">
            <text:p>0,6363636364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78354978355" calcext:value-type="float">
            <text:p>0,7835497836</text:p>
          </table:table-cell>
          <table:table-cell office:value-type="float" office:value="0.831168831169" calcext:value-type="float">
            <text:p>0,8311688312</text:p>
          </table:table-cell>
          <table:table-cell table:number-columns-repeated="8"/>
        </table:table-row>
      </table:table>
      <table:table table:name="sdock" table:style-name="ta1">
        <table:shapes>
          <draw:frame draw:z-index="0" draw:style-name="gr1" draw:text-style-name="P1" svg:width="32.629cm" svg:height="21.966cm" svg:x="15.296cm" svg:y="14.382cm">
            <draw:object draw:notify-on-update-of-ranges="sdock.H1:sdock.H1 sdock.H2:sdock.H40 sdock.I1:sdock.I1 sdock.I2:sdock.I40 sdock.J1:sdock.J1 sdock.J2:sdock.J40 sdock.K1:sdock.K1 sdock.K2:sdock.K40 sdock.L1:sdock.L1 sdock.L2:sdock.L40 sdock.M1:sdock.M1 sdock.M2:sdock.M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P_GOAP_ALL</text:p>
          </table:table-cell>
          <table:table-cell office:value-type="float" office:value="0.255411255411" calcext:value-type="float">
            <text:p>0,2554112554</text:p>
          </table:table-cell>
          <table:table-cell office:value-type="float" office:value="0.372294372294" calcext:value-type="float">
            <text:p>0,3722943723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2"/>
          <table:table-cell office:value-type="string" calcext:value-type="string">
            <text:p>top200</text:p>
          </table:table-cell>
          <table:table-cell office:value-type="string" calcext:value-type="string">
            <text:p>top500 </text:p>
          </table:table-cell>
          <table:table-cell office:value-type="string" calcext:value-type="string">
            <text:p>top1000</text:p>
          </table:table-cell>
          <table:table-cell office:value-type="string" calcext:value-type="string">
            <text:p>top2000 </text:p>
          </table:table-cell>
          <table:table-cell office:value-type="string" calcext:value-type="string">
            <text:p>top5000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.212121212121" calcext:value-type="float">
            <text:p>0,2121212121</text:p>
          </table:table-cell>
          <table:table-cell office:value-type="float" office:value="0.354978354978" calcext:value-type="float">
            <text:p>0,354978355</text:p>
          </table:table-cell>
          <table:table-cell office:value-type="float" office:value="0.510822510823" calcext:value-type="float">
            <text:p>0,5108225108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BL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.246753246753" calcext:value-type="float">
            <text:p>0,2467532468</text:p>
          </table:table-cell>
          <table:table-cell office:value-type="float" office:value="0.406926406926" calcext:value-type="float">
            <text:p>0,4069264069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541125541126" calcext:value-type="float">
            <text:p>0,5411255411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87878787879" calcext:value-type="float">
            <text:p>0,7878787879</text:p>
          </table:table-cell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.225108225108" calcext:value-type="float">
            <text:p>0,2251082251</text:p>
          </table:table-cell>
          <table:table-cell office:value-type="float" office:value="0.376623376623" calcext:value-type="float">
            <text:p>0,3766233766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MPS</text:p>
          </table:table-cell>
          <table:table-cell office:value-type="float" office:value="0.450216450216" calcext:value-type="float">
            <text:p>0,4502164502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290043290043" calcext:value-type="float">
            <text:p>0,29004329</text:p>
          </table:table-cell>
          <table:table-cell office:value-type="float" office:value="0.415584415584" calcext:value-type="float">
            <text:p>0,4155844156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ELOCAL_CB</text:p>
          </table:table-cell>
          <table:table-cell office:value-type="float" office:value="0.419913419913" calcext:value-type="float">
            <text:p>0,4199134199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30303030303" calcext:value-type="float">
            <text:p>0,303030303</text:p>
          </table:table-cell>
          <table:table-cell office:value-type="float" office:value="0.441558441558" calcext:value-type="float">
            <text:p>0,4415584416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TEl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.238095238095" calcext:value-type="float">
            <text:p>0,2380952381</text:p>
          </table:table-cell>
          <table:table-cell office:value-type="float" office:value="0.406926406926" calcext:value-type="float">
            <text:p>0,4069264069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ZS3DC_CB</text:p>
          </table:table-cell>
          <table:table-cell office:value-type="float" office:value="0.367965367965" calcext:value-type="float">
            <text:p>0,367965368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367965367965" calcext:value-type="float">
            <text:p>0,367965368</text:p>
          </table:table-cell>
          <table:table-cell office:value-type="float" office:value="0.47619047619" calcext:value-type="float">
            <text:p>0,4761904762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GOAP_DF</text:p>
          </table:table-cell>
          <table:table-cell office:value-type="float" office:value="0.510822510823" calcext:value-type="float">
            <text:p>0,5108225108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376623376623" calcext:value-type="float">
            <text:p>0,3766233766</text:p>
          </table:table-cell>
          <table:table-cell office:value-type="float" office:value="0.506493506494" calcext:value-type="float">
            <text:p>0,5064935065</text:p>
          </table:table-cell>
          <table:table-cell office:value-type="float" office:value="0.584415584416" calcext:value-type="float">
            <text:p>0,5844155844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MJ3h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.298701298701" calcext:value-type="float">
            <text:p>0,2987012987</text:p>
          </table:table-cell>
          <table:table-cell office:value-type="float" office:value="0.463203463203" calcext:value-type="float">
            <text:p>0,4632034632</text:p>
          </table:table-cell>
          <table:table-cell office:value-type="float" office:value="0.597402597403" calcext:value-type="float">
            <text:p>0,5974025974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DOPE_HR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471861471861" calcext:value-type="float">
            <text:p>0,4718614719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TD</text:p>
          </table:table-cell>
          <table:table-cell office:value-type="float" office:value="0.536796536797" calcext:value-type="float">
            <text:p>0,5367965368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406926406926" calcext:value-type="float">
            <text:p>0,4069264069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623376623377" calcext:value-type="float">
            <text:p>0,6233766234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3DC_CB</text:p>
          </table:table-cell>
          <table:table-cell office:value-type="float" office:value="0.277056277056" calcext:value-type="float">
            <text:p>0,2770562771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DOPE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376623376623" calcext:value-type="float">
            <text:p>0,3766233766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BT</text:p>
          </table:table-cell>
          <table:table-cell office:value-type="float" office:value="0.471861471861" calcext:value-type="float">
            <text:p>0,4718614719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380952380952" calcext:value-type="float">
            <text:p>0,380952381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580086580087" calcext:value-type="float">
            <text:p>0,5800865801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398268398268" calcext:value-type="float">
            <text:p>0,3982683983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ELE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23376623377" calcext:value-type="float">
            <text:p>0,6233766234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411255411255" calcext:value-type="float">
            <text:p>0,4112554113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619047619048" calcext:value-type="float">
            <text:p>0,619047619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E3D_C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393939393939" calcext:value-type="float">
            <text:p>0,3939393939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359307359307" calcext:value-type="float">
            <text:p>0,3593073593</text:p>
          </table:table-cell>
          <table:table-cell office:value-type="float" office:value="0.528138528139" calcext:value-type="float">
            <text:p>0,5281385281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VDW</text:p>
          </table:table-cell>
          <table:table-cell office:value-type="float" office:value="0.558441558442" calcext:value-type="float">
            <text:p>0,5584415584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DFIRE2</text:p>
          </table:table-cell>
          <table:table-cell office:value-type="float" office:value="0.528138528139" calcext:value-type="float">
            <text:p>0,5281385281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.484848484848" calcext:value-type="float">
            <text:p>0,4848484848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424242424242" calcext:value-type="float">
            <text:p>0,4242424242</text:p>
          </table:table-cell>
          <table:table-cell office:value-type="float" office:value="0.558441558442" calcext:value-type="float">
            <text:p>0,5584415584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GKS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580086580087" calcext:value-type="float">
            <text:p>0,5800865801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502164502165" calcext:value-type="float">
            <text:p>0,502164502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VD</text:p>
          </table:table-cell>
          <table:table-cell office:value-type="float" office:value="0.467532467532" calcext:value-type="float">
            <text:p>0,4675324675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437229437229" calcext:value-type="float">
            <text:p>0,4372294372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80086580087" calcext:value-type="float">
            <text:p>0,5800865801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415584415584" calcext:value-type="float">
            <text:p>0,4155844156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ELOCAL_MIN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558441558442" calcext:value-type="float">
            <text:p>0,5584415584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MJ2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38961038961" calcext:value-type="float">
            <text:p>0,3896103896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437229437229" calcext:value-type="float">
            <text:p>0,4372294372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MS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38961038961" calcext:value-type="float">
            <text:p>0,3896103896</text:p>
          </table:table-cell>
          <table:table-cell office:value-type="float" office:value="0.532467532468" calcext:value-type="float">
            <text:p>0,5324675325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E3D_MIN</text:p>
          </table:table-cell>
          <table:table-cell office:value-type="float" office:value="0.506493506494" calcext:value-type="float">
            <text:p>0,5064935065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406926406926" calcext:value-type="float">
            <text:p>0,4069264069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4025974026" calcext:value-type="float">
            <text:p>0,7402597403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437229437229" calcext:value-type="float">
            <text:p>0,4372294372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53246753247" calcext:value-type="float">
            <text:p>0,7532467532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MJPL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calRW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53246753247" calcext:value-type="float">
            <text:p>0,753246753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441558441558" calcext:value-type="float">
            <text:p>0,4415584416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.450216450216" calcext:value-type="float">
            <text:p>0,4502164502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541125541126" calcext:value-type="float">
            <text:p>0,5411255411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SDOCK</text:p>
          </table:table-cell>
          <table:table-cell office:value-type="float" office:value="0.541125541126" calcext:value-type="float">
            <text:p>0,5411255411</text:p>
          </table:table-cell>
          <table:table-cell office:value-type="float" office:value="0.61038961039" calcext:value-type="float">
            <text:p>0,6103896104</text:p>
          </table:table-cell>
          <table:table-cell office:value-type="float" office:value="0.670995670996" calcext:value-type="float">
            <text:p>0,670995671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87878787879" calcext:value-type="float">
            <text:p>0,7878787879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450216450216" calcext:value-type="float">
            <text:p>0,4502164502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419913419913" calcext:value-type="float">
            <text:p>0,4199134199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RMFCEN2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/>
          <table:table-cell office:value-type="string" calcext:value-type="string">
            <text:p>CP_RMFCEN1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367965367965" calcext:value-type="float">
            <text:p>0,367965368</text:p>
          </table:table-cell>
          <table:table-cell office:value-type="float" office:value="0.52380952381" calcext:value-type="float">
            <text:p>0,5238095238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510822510823" calcext:value-type="float">
            <text:p>0,5108225108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489177489177" calcext:value-type="float">
            <text:p>0,4891774892</text:p>
          </table:table-cell>
          <table:table-cell office:value-type="float" office:value="0.588744588745" calcext:value-type="float">
            <text:p>0,5887445887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536796536797" calcext:value-type="float">
            <text:p>0,5367965368</text:p>
          </table:table-cell>
          <table:table-cell office:value-type="float" office:value="0.614718614719" calcext:value-type="float">
            <text:p>0,6147186147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519480519481" calcext:value-type="float">
            <text:p>0,5194805195</text:p>
          </table:table-cell>
          <table:table-cell office:value-type="float" office:value="0.623376623377" calcext:value-type="float">
            <text:p>0,6233766234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44588744589" calcext:value-type="float">
            <text:p>0,744588744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458874458874" calcext:value-type="float">
            <text:p>0,4588744589</text:p>
          </table:table-cell>
          <table:table-cell office:value-type="float" office:value="0.606060606061" calcext:value-type="float">
            <text:p>0,6060606061</text:p>
          </table:table-cell>
          <table:table-cell office:value-type="float" office:value="0.688311688312" calcext:value-type="float">
            <text:p>0,688311688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471861471861" calcext:value-type="float">
            <text:p>0,4718614719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692640692641" calcext:value-type="float">
            <text:p>0,6926406926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580086580087" calcext:value-type="float">
            <text:p>0,5800865801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23376623377" calcext:value-type="float">
            <text:p>0,6233766234</text:p>
          </table:table-cell>
          <table:table-cell office:value-type="float" office:value="0.69696969697" calcext:value-type="float">
            <text:p>0,696969697</text:p>
          </table:table-cell>
          <table:table-cell office:value-type="float" office:value="0.748917748918" calcext:value-type="float">
            <text:p>0,7489177489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5757575758" calcext:value-type="float">
            <text:p>0,5757575758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5670995671" calcext:value-type="float">
            <text:p>0,5670995671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558441558442" calcext:value-type="float">
            <text:p>0,5584415584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1298701299" calcext:value-type="float">
            <text:p>0,701298701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528138528139" calcext:value-type="float">
            <text:p>0,5281385281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580086580087" calcext:value-type="float">
            <text:p>0,5800865801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61904761905" calcext:value-type="float">
            <text:p>0,7619047619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467532467532" calcext:value-type="float">
            <text:p>0,4675324675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705627705628" calcext:value-type="float">
            <text:p>0,7056277056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580086580087" calcext:value-type="float">
            <text:p>0,5800865801</text:p>
          </table:table-cell>
          <table:table-cell office:value-type="float" office:value="0.645021645022" calcext:value-type="float">
            <text:p>0,645021645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493506493506" calcext:value-type="float">
            <text:p>0,4935064935</text:p>
          </table:table-cell>
          <table:table-cell office:value-type="float" office:value="0.627705627706" calcext:value-type="float">
            <text:p>0,627705627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5367965368" calcext:value-type="float">
            <text:p>0,6536796537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74891774892" calcext:value-type="float">
            <text:p>0,7748917749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497835497835" calcext:value-type="float">
            <text:p>0,4978354978</text:p>
          </table:table-cell>
          <table:table-cell office:value-type="float" office:value="0.632034632035" calcext:value-type="float">
            <text:p>0,632034632</text:p>
          </table:table-cell>
          <table:table-cell office:value-type="float" office:value="0.709956709957" calcext:value-type="float">
            <text:p>0,70995671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506493506494" calcext:value-type="float">
            <text:p>0,5064935065</text:p>
          </table:table-cell>
          <table:table-cell office:value-type="float" office:value="0.649350649351" calcext:value-type="float">
            <text:p>0,6493506494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515151515152" calcext:value-type="float">
            <text:p>0,5151515152</text:p>
          </table:table-cell>
          <table:table-cell office:value-type="float" office:value="0.640692640693" calcext:value-type="float">
            <text:p>0,6406926407</text:p>
          </table:table-cell>
          <table:table-cell office:value-type="float" office:value="0.714285714286" calcext:value-type="float">
            <text:p>0,7142857143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549783549784" calcext:value-type="float">
            <text:p>0,5497835498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18614718615" calcext:value-type="float">
            <text:p>0,7186147186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53246753247" calcext:value-type="float">
            <text:p>0,753246753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66233766234" calcext:value-type="float">
            <text:p>0,766233766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554112554113" calcext:value-type="float">
            <text:p>0,5541125541</text:p>
          </table:table-cell>
          <table:table-cell office:value-type="float" office:value="0.675324675325" calcext:value-type="float">
            <text:p>0,6753246753</text:p>
          </table:table-cell>
          <table:table-cell office:value-type="float" office:value="0.722943722944" calcext:value-type="float">
            <text:p>0,7229437229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541125541126" calcext:value-type="float">
            <text:p>0,5411255411</text:p>
          </table:table-cell>
          <table:table-cell office:value-type="float" office:value="0.658008658009" calcext:value-type="float">
            <text:p>0,658008658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57575757576" calcext:value-type="float">
            <text:p>0,757575757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601731601732" calcext:value-type="float">
            <text:p>0,6017316017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593073593074" calcext:value-type="float">
            <text:p>0,5930735931</text:p>
          </table:table-cell>
          <table:table-cell office:value-type="float" office:value="0.679653679654" calcext:value-type="float">
            <text:p>0,6796536797</text:p>
          </table:table-cell>
          <table:table-cell office:value-type="float" office:value="0.727272727273" calcext:value-type="float">
            <text:p>0,7272727273</text:p>
          </table:table-cell>
          <table:table-cell office:value-type="float" office:value="0.779220779221" calcext:value-type="float">
            <text:p>0,7792207792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545454545455" calcext:value-type="float">
            <text:p>0,5454545455</text:p>
          </table:table-cell>
          <table:table-cell office:value-type="float" office:value="0.662337662338" calcext:value-type="float">
            <text:p>0,6623376623</text:p>
          </table:table-cell>
          <table:table-cell office:value-type="float" office:value="0.731601731602" calcext:value-type="float">
            <text:p>0,7316017316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562770562771" calcext:value-type="float">
            <text:p>0,5627705628</text:p>
          </table:table-cell>
          <table:table-cell office:value-type="float" office:value="0.683982683983" calcext:value-type="float">
            <text:p>0,683982684</text:p>
          </table:table-cell>
          <table:table-cell office:value-type="float" office:value="0.735930735931" calcext:value-type="float">
            <text:p>0,7359307359</text:p>
          </table:table-cell>
          <table:table-cell office:value-type="float" office:value="0.770562770563" calcext:value-type="float">
            <text:p>0,7705627706</text:p>
          </table:table-cell>
          <table:table-cell office:value-type="float" office:value="0.792207792208" calcext:value-type="float">
            <text:p>0,792207792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zdock.A1:zdock.F74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dock.A1:sdock.F7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4:58:02.325606627</meta:creation-date>
    <dc:date>2015-09-28T16:12:56.139790443</dc:date>
    <meta:editing-duration>PT44M32S</meta:editing-duration>
    <meta:editing-cycles>1</meta:editing-cycles>
    <meta:document-statistic meta:table-count="2" meta:cell-count="131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03cm" svg:height="18.918cm" xlink:href=".." xlink:type="simple" chart:class="chart:bar" chart:style-name="ch1">
        <chart:legend chart:legend-position="end" svg:x="24.197cm" svg:y="8.096cm" style:legend-expansion="high" chart:style-name="ch2"/>
        <chart:plot-area chart:style-name="ch3" table:cell-range-address="zdock.I1:zdock.N32" chart:data-source-has-labels="both" svg:x="0.528cm" svg:y="0.378cm" svg:width="23.141cm" svg:height="18.162cm">
          <chartooo:coordinate-region svg:x="1.293cm" svg:y="0.591cm" svg:width="22.376cm" svg:height="14.645cm"/>
          <chart:axis chart:dimension="x" chart:name="primary-x" chart:style-name="ch4" chartooo:axis-type="auto">
            <chartooo:date-scale/>
            <chart:categories table:cell-range-address="zdock.I2:zdock.I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dock.J2:zdock.J32" chart:label-cell-address="zdock.J1:zdock.J1" chart:class="chart:bar">
            <chart:data-point chart:repeated="31"/>
          </chart:series>
          <chart:series chart:style-name="ch8" chart:values-cell-range-address="zdock.K2:zdock.K32" chart:label-cell-address="zdock.K1:zdock.K1" chart:class="chart:bar">
            <chart:data-point chart:repeated="31"/>
          </chart:series>
          <chart:series chart:style-name="ch9" chart:values-cell-range-address="zdock.L2:zdock.L32" chart:label-cell-address="zdock.L1:zdock.L1" chart:class="chart:bar">
            <chart:data-point chart:repeated="31"/>
          </chart:series>
          <chart:series chart:style-name="ch10" chart:values-cell-range-address="zdock.M2:zdock.M32" chart:label-cell-address="zdock.M1:zdock.M1" chart:class="chart:bar">
            <chart:data-point chart:repeated="31"/>
          </chart:series>
          <chart:series chart:style-name="ch11" chart:values-cell-range-address="zdock.N2:zdock.N32" chart:label-cell-address="zdock.N1:zdock.N1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200</text:p>
                <draw:g>
                  <svg:desc>zdock.J1:zdock.J1</svg:desc>
                </draw:g>
              </table:table-cell>
              <table:table-cell office:value-type="string">
                <text:p>top500 </text:p>
                <draw:g>
                  <svg:desc>zdock.K1:zdock.K1</svg:desc>
                </draw:g>
              </table:table-cell>
              <table:table-cell office:value-type="string">
                <text:p>top1000</text:p>
                <draw:g>
                  <svg:desc>zdock.L1:zdock.L1</svg:desc>
                </draw:g>
              </table:table-cell>
              <table:table-cell office:value-type="string">
                <text:p>top2000 </text:p>
                <draw:g>
                  <svg:desc>zdock.M1:zdock.M1</svg:desc>
                </draw:g>
              </table:table-cell>
              <table:table-cell office:value-type="string">
                <text:p>top5000</text:p>
                <draw:g>
                  <svg:desc>zdock.N1:zdock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DFIRE2</text:p>
                <draw:g>
                  <svg:desc>zdock.I2:zdock.I32</svg:desc>
                </draw:g>
              </table:table-cell>
              <table:table-cell office:value-type="float" office:value="0.458874458874">
                <text:p>0.458874458874</text:p>
                <draw:g>
                  <svg:desc>zdock.J2:zdock.J32</svg:desc>
                </draw:g>
              </table:table-cell>
              <table:table-cell office:value-type="float" office:value="0.554112554113">
                <text:p>0.554112554113</text:p>
                <draw:g>
                  <svg:desc>zdock.K2:zdock.K32</svg:desc>
                </draw:g>
              </table:table-cell>
              <table:table-cell office:value-type="float" office:value="0.65367965368">
                <text:p>0.65367965368</text:p>
                <draw:g>
                  <svg:desc>zdock.L2:zdock.L32</svg:desc>
                </draw:g>
              </table:table-cell>
              <table:table-cell office:value-type="float" office:value="0.727272727273">
                <text:p>0.727272727273</text:p>
                <draw:g>
                  <svg:desc>zdock.M2:zdock.M32</svg:desc>
                </draw:g>
              </table:table-cell>
              <table:table-cell office:value-type="float" office:value="0.809523809524">
                <text:p>0.809523809524</text:p>
                <draw:g>
                  <svg:desc>zdock.N2:zdock.N32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0.497835497835">
                <text:p>0.497835497835</text:p>
              </table:table-cell>
              <table:table-cell office:value-type="float" office:value="0.61038961039">
                <text:p>0.61038961039</text:p>
              </table:table-cell>
              <table:table-cell office:value-type="float" office:value="0.65367965368">
                <text:p>0.65367965368</text:p>
              </table:table-cell>
              <table:table-cell office:value-type="float" office:value="0.709956709957">
                <text:p>0.709956709957</text:p>
              </table:table-cell>
              <table:table-cell office:value-type="float" office:value="0.818181818182">
                <text:p>0.818181818182</text:p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510822510823">
                <text:p>0.510822510823</text:p>
              </table:table-cell>
              <table:table-cell office:value-type="float" office:value="0.601731601732">
                <text:p>0.601731601732</text:p>
              </table:table-cell>
              <table:table-cell office:value-type="float" office:value="0.65367965368">
                <text:p>0.65367965368</text:p>
              </table:table-cell>
              <table:table-cell office:value-type="float" office:value="0.701298701299">
                <text:p>0.701298701299</text:p>
              </table:table-cell>
              <table:table-cell office:value-type="float" office:value="0.805194805195">
                <text:p>0.80519480519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584415584416">
                <text:p>0.584415584416</text:p>
              </table:table-cell>
              <table:table-cell office:value-type="float" office:value="0.658008658009">
                <text:p>0.658008658009</text:p>
              </table:table-cell>
              <table:table-cell office:value-type="float" office:value="0.74025974026">
                <text:p>0.74025974026</text:p>
              </table:table-cell>
              <table:table-cell office:value-type="float" office:value="0.809523809524">
                <text:p>0.809523809524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532467532468">
                <text:p>0.532467532468</text:p>
              </table:table-cell>
              <table:table-cell office:value-type="float" office:value="0.658008658009">
                <text:p>0.658008658009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813852813853">
                <text:p>0.813852813853</text:p>
              </table:table-cell>
            </table:table-row>
            <table:table-row>
              <table:table-cell office:value-type="string">
                <text:p>CP_EPAIR_MIN</text:p>
              </table:table-cell>
              <table:table-cell office:value-type="float" office:value="0.493506493506">
                <text:p>0.493506493506</text:p>
              </table:table-cell>
              <table:table-cell office:value-type="float" office:value="0.597402597403">
                <text:p>0.597402597403</text:p>
              </table:table-cell>
              <table:table-cell office:value-type="float" office:value="0.662337662338">
                <text:p>0.662337662338</text:p>
              </table:table-cell>
              <table:table-cell office:value-type="float" office:value="0.731601731602">
                <text:p>0.731601731602</text:p>
              </table:table-cell>
              <table:table-cell office:value-type="float" office:value="0.809523809524">
                <text:p>0.809523809524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0.502164502165">
                <text:p>0.502164502165</text:p>
              </table:table-cell>
              <table:table-cell office:value-type="float" office:value="0.588744588745">
                <text:p>0.588744588745</text:p>
              </table:table-cell>
              <table:table-cell office:value-type="float" office:value="0.670995670996">
                <text:p>0.670995670996</text:p>
              </table:table-cell>
              <table:table-cell office:value-type="float" office:value="0.744588744589">
                <text:p>0.744588744589</text:p>
              </table:table-cell>
              <table:table-cell office:value-type="float" office:value="0.82683982684">
                <text:p>0.82683982684</text:p>
              </table:table-cell>
            </table:table-row>
            <table:table-row>
              <table:table-cell office:value-type="string">
                <text:p>CP_GKS</text:p>
              </table:table-cell>
              <table:table-cell office:value-type="float" office:value="0.489177489177">
                <text:p>0.489177489177</text:p>
              </table:table-cell>
              <table:table-cell office:value-type="float" office:value="0.61038961039">
                <text:p>0.61038961039</text:p>
              </table:table-cell>
              <table:table-cell office:value-type="float" office:value="0.670995670996">
                <text:p>0.670995670996</text:p>
              </table:table-cell>
              <table:table-cell office:value-type="float" office:value="0.744588744589">
                <text:p>0.744588744589</text:p>
              </table:table-cell>
              <table:table-cell office:value-type="float" office:value="0.813852813853">
                <text:p>0.813852813853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0.47619047619">
                <text:p>0.47619047619</text:p>
              </table:table-cell>
              <table:table-cell office:value-type="float" office:value="0.588744588745">
                <text:p>0.588744588745</text:p>
              </table:table-cell>
              <table:table-cell office:value-type="float" office:value="0.670995670996">
                <text:p>0.670995670996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809523809524">
                <text:p>0.809523809524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0.506493506494">
                <text:p>0.506493506494</text:p>
              </table:table-cell>
              <table:table-cell office:value-type="float" office:value="0.614718614719">
                <text:p>0.614718614719</text:p>
              </table:table-cell>
              <table:table-cell office:value-type="float" office:value="0.675324675325">
                <text:p>0.675324675325</text:p>
              </table:table-cell>
              <table:table-cell office:value-type="float" office:value="0.748917748918">
                <text:p>0.748917748918</text:p>
              </table:table-cell>
              <table:table-cell office:value-type="float" office:value="0.805194805195">
                <text:p>0.805194805195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0.484848484848">
                <text:p>0.484848484848</text:p>
              </table:table-cell>
              <table:table-cell office:value-type="float" office:value="0.597402597403">
                <text:p>0.597402597403</text:p>
              </table:table-cell>
              <table:table-cell office:value-type="float" office:value="0.683982683983">
                <text:p>0.683982683983</text:p>
              </table:table-cell>
              <table:table-cell office:value-type="float" office:value="0.735930735931">
                <text:p>0.735930735931</text:p>
              </table:table-cell>
              <table:table-cell office:value-type="float" office:value="0.809523809524">
                <text:p>0.809523809524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0.489177489177">
                <text:p>0.489177489177</text:p>
              </table:table-cell>
              <table:table-cell office:value-type="float" office:value="0.588744588745">
                <text:p>0.588744588745</text:p>
              </table:table-cell>
              <table:table-cell office:value-type="float" office:value="0.688311688312">
                <text:p>0.688311688312</text:p>
              </table:table-cell>
              <table:table-cell office:value-type="float" office:value="0.753246753247">
                <text:p>0.753246753247</text:p>
              </table:table-cell>
              <table:table-cell office:value-type="float" office:value="0.809523809524">
                <text:p>0.809523809524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627705627706">
                <text:p>0.627705627706</text:p>
              </table:table-cell>
              <table:table-cell office:value-type="float" office:value="0.688311688312">
                <text:p>0.688311688312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805194805195">
                <text:p>0.805194805195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0.519480519481">
                <text:p>0.519480519481</text:p>
              </table:table-cell>
              <table:table-cell office:value-type="float" office:value="0.632034632035">
                <text:p>0.632034632035</text:p>
              </table:table-cell>
              <table:table-cell office:value-type="float" office:value="0.688311688312">
                <text:p>0.688311688312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818181818182">
                <text:p>0.818181818182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.554112554113">
                <text:p>0.554112554113</text:p>
              </table:table-cell>
              <table:table-cell office:value-type="float" office:value="0.649350649351">
                <text:p>0.649350649351</text:p>
              </table:table-cell>
              <table:table-cell office:value-type="float" office:value="0.69696969697">
                <text:p>0.69696969697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805194805195">
                <text:p>0.80519480519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75757575758">
                <text:p>0.575757575758</text:p>
              </table:table-cell>
              <table:table-cell office:value-type="float" office:value="0.636363636364">
                <text:p>0.636363636364</text:p>
              </table:table-cell>
              <table:table-cell office:value-type="float" office:value="0.701298701299">
                <text:p>0.701298701299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813852813853">
                <text:p>0.813852813853</text:p>
              </table:table-cell>
            </table:table-row>
            <table:table-row>
              <table:table-cell office:value-type="string">
                <text:p>CP_MJ2</text:p>
              </table:table-cell>
              <table:table-cell office:value-type="float" office:value="0.515151515152">
                <text:p>0.515151515152</text:p>
              </table:table-cell>
              <table:table-cell office:value-type="float" office:value="0.636363636364">
                <text:p>0.636363636364</text:p>
              </table:table-cell>
              <table:table-cell office:value-type="float" office:value="0.701298701299">
                <text:p>0.701298701299</text:p>
              </table:table-cell>
              <table:table-cell office:value-type="float" office:value="0.774891774892">
                <text:p>0.774891774892</text:p>
              </table:table-cell>
              <table:table-cell office:value-type="float" office:value="0.818181818182">
                <text:p>0.818181818182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0.549783549784">
                <text:p>0.549783549784</text:p>
              </table:table-cell>
              <table:table-cell office:value-type="float" office:value="0.645021645022">
                <text:p>0.645021645022</text:p>
              </table:table-cell>
              <table:table-cell office:value-type="float" office:value="0.709956709957">
                <text:p>0.709956709957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818181818182">
                <text:p>0.818181818182</text:p>
              </table:table-cell>
            </table:table-row>
            <table:table-row>
              <table:table-cell office:value-type="string">
                <text:p>AP_DOPE_HR</text:p>
              </table:table-cell>
              <table:table-cell office:value-type="float" office:value="0.554112554113">
                <text:p>0.554112554113</text:p>
              </table:table-cell>
              <table:table-cell office:value-type="float" office:value="0.65367965368">
                <text:p>0.65367965368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813852813853">
                <text:p>0.813852813853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584415584416">
                <text:p>0.584415584416</text:p>
              </table:table-cell>
              <table:table-cell office:value-type="float" office:value="0.645021645022">
                <text:p>0.645021645022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822510822511">
                <text:p>0.822510822511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0.532467532468">
                <text:p>0.532467532468</text:p>
              </table:table-cell>
              <table:table-cell office:value-type="float" office:value="0.636363636364">
                <text:p>0.636363636364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0.78354978355">
                <text:p>0.78354978355</text:p>
              </table:table-cell>
              <table:table-cell office:value-type="float" office:value="0.822510822511">
                <text:p>0.822510822511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588744588745">
                <text:p>0.588744588745</text:p>
              </table:table-cell>
              <table:table-cell office:value-type="float" office:value="0.662337662338">
                <text:p>0.662337662338</text:p>
              </table:table-cell>
              <table:table-cell office:value-type="float" office:value="0.718614718615">
                <text:p>0.718614718615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822510822511">
                <text:p>0.822510822511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545454545455">
                <text:p>0.545454545455</text:p>
              </table:table-cell>
              <table:table-cell office:value-type="float" office:value="0.649350649351">
                <text:p>0.649350649351</text:p>
              </table:table-cell>
              <table:table-cell office:value-type="float" office:value="0.718614718615">
                <text:p>0.718614718615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809523809524">
                <text:p>0.809523809524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0.541125541126">
                <text:p>0.541125541126</text:p>
              </table:table-cell>
              <table:table-cell office:value-type="float" office:value="0.658008658009">
                <text:p>0.658008658009</text:p>
              </table:table-cell>
              <table:table-cell office:value-type="float" office:value="0.718614718615">
                <text:p>0.718614718615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818181818182">
                <text:p>0.818181818182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0.536796536797">
                <text:p>0.536796536797</text:p>
              </table:table-cell>
              <table:table-cell office:value-type="float" office:value="0.649350649351">
                <text:p>0.649350649351</text:p>
              </table:table-cell>
              <table:table-cell office:value-type="float" office:value="0.718614718615">
                <text:p>0.718614718615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822510822511">
                <text:p>0.822510822511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0.528138528139">
                <text:p>0.528138528139</text:p>
              </table:table-cell>
              <table:table-cell office:value-type="float" office:value="0.632034632035">
                <text:p>0.632034632035</text:p>
              </table:table-cell>
              <table:table-cell office:value-type="float" office:value="0.722943722944">
                <text:p>0.722943722944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831168831169">
                <text:p>0.831168831169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0.554112554113">
                <text:p>0.554112554113</text:p>
              </table:table-cell>
              <table:table-cell office:value-type="float" office:value="0.645021645022">
                <text:p>0.645021645022</text:p>
              </table:table-cell>
              <table:table-cell office:value-type="float" office:value="0.722943722944">
                <text:p>0.722943722944</text:p>
              </table:table-cell>
              <table:table-cell office:value-type="float" office:value="0.774891774892">
                <text:p>0.774891774892</text:p>
              </table:table-cell>
              <table:table-cell office:value-type="float" office:value="0.831168831169">
                <text:p>0.831168831169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0.645021645022">
                <text:p>0.645021645022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0.74025974026">
                <text:p>0.74025974026</text:p>
              </table:table-cell>
              <table:table-cell office:value-type="float" office:value="0.774891774892">
                <text:p>0.774891774892</text:p>
              </table:table-cell>
              <table:table-cell office:value-type="float" office:value="0.831168831169">
                <text:p>0.831168831169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0.588744588745">
                <text:p>0.588744588745</text:p>
              </table:table-cell>
              <table:table-cell office:value-type="float" office:value="0.683982683983">
                <text:p>0.683982683983</text:p>
              </table:table-cell>
              <table:table-cell office:value-type="float" office:value="0.74025974026">
                <text:p>0.74025974026</text:p>
              </table:table-cell>
              <table:table-cell office:value-type="float" office:value="0.796536796537">
                <text:p>0.796536796537</text:p>
              </table:table-cell>
              <table:table-cell office:value-type="float" office:value="0.818181818182">
                <text:p>0.81818181818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601731601732">
                <text:p>0.601731601732</text:p>
              </table:table-cell>
              <table:table-cell office:value-type="float" office:value="0.688311688312">
                <text:p>0.688311688312</text:p>
              </table:table-cell>
              <table:table-cell office:value-type="float" office:value="0.744588744589">
                <text:p>0.744588744589</text:p>
              </table:table-cell>
              <table:table-cell office:value-type="float" office:value="0.787878787879">
                <text:p>0.787878787879</text:p>
              </table:table-cell>
              <table:table-cell office:value-type="float" office:value="0.831168831169">
                <text:p>0.831168831169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0.636363636364">
                <text:p>0.636363636364</text:p>
              </table:table-cell>
              <table:table-cell office:value-type="float" office:value="0.727272727273">
                <text:p>0.727272727273</text:p>
              </table:table-cell>
              <table:table-cell office:value-type="float" office:value="0.748917748918">
                <text:p>0.748917748918</text:p>
              </table:table-cell>
              <table:table-cell office:value-type="float" office:value="0.78354978355">
                <text:p>0.78354978355</text:p>
              </table:table-cell>
              <table:table-cell office:value-type="float" office:value="0.831168831169">
                <text:p>0.831168831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cm" svg:height="21.967cm" xlink:href=".." xlink:type="simple" chart:class="chart:bar" chart:style-name="ch1">
        <chart:legend chart:legend-position="end" svg:x="30.424cm" svg:y="9.62cm" style:legend-expansion="high" chart:style-name="ch2"/>
        <chart:plot-area chart:style-name="ch3" table:cell-range-address="sdock.H1:sdock.M40" chart:data-source-has-labels="both" svg:x="0.652cm" svg:y="0.439cm" svg:width="29.12cm" svg:height="21.089cm">
          <chartooo:coordinate-region svg:x="1.417cm" svg:y="0.652cm" svg:width="28.355cm" svg:height="17.572cm"/>
          <chart:axis chart:dimension="x" chart:name="primary-x" chart:style-name="ch4" chartooo:axis-type="auto">
            <chartooo:date-scale/>
            <chart:categories table:cell-range-address="sdock.H2:sdock.H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dock.I2:sdock.I40" chart:label-cell-address="sdock.I1:sdock.I1" chart:class="chart:bar">
            <chart:data-point chart:repeated="39"/>
          </chart:series>
          <chart:series chart:style-name="ch8" chart:values-cell-range-address="sdock.J2:sdock.J40" chart:label-cell-address="sdock.J1:sdock.J1" chart:class="chart:bar">
            <chart:data-point chart:repeated="39"/>
          </chart:series>
          <chart:series chart:style-name="ch9" chart:values-cell-range-address="sdock.K2:sdock.K40" chart:label-cell-address="sdock.K1:sdock.K1" chart:class="chart:bar">
            <chart:data-point chart:repeated="39"/>
          </chart:series>
          <chart:series chart:style-name="ch10" chart:values-cell-range-address="sdock.L2:sdock.L40" chart:label-cell-address="sdock.L1:sdock.L1" chart:class="chart:bar">
            <chart:data-point chart:repeated="39"/>
          </chart:series>
          <chart:series chart:style-name="ch11" chart:values-cell-range-address="sdock.M2:sdock.M40" chart:label-cell-address="sdock.M1:sdock.M1" chart:class="chart:ba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200</text:p>
                <draw:g>
                  <svg:desc>sdock.I1:sdock.I1</svg:desc>
                </draw:g>
              </table:table-cell>
              <table:table-cell office:value-type="string">
                <text:p>top500 </text:p>
                <draw:g>
                  <svg:desc>sdock.J1:sdock.J1</svg:desc>
                </draw:g>
              </table:table-cell>
              <table:table-cell office:value-type="string">
                <text:p>top1000</text:p>
                <draw:g>
                  <svg:desc>sdock.K1:sdock.K1</svg:desc>
                </draw:g>
              </table:table-cell>
              <table:table-cell office:value-type="string">
                <text:p>top2000 </text:p>
                <draw:g>
                  <svg:desc>sdock.L1:sdock.L1</svg:desc>
                </draw:g>
              </table:table-cell>
              <table:table-cell office:value-type="string">
                <text:p>top5000</text:p>
                <draw:g>
                  <svg:desc>sdock.M1:sdoc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BL</text:p>
                <draw:g>
                  <svg:desc>sdock.H2:sdock.H40</svg:desc>
                </draw:g>
              </table:table-cell>
              <table:table-cell office:value-type="float" office:value="0.497835497835">
                <text:p>0.497835497835</text:p>
                <draw:g>
                  <svg:desc>sdock.I2:sdock.I40</svg:desc>
                </draw:g>
              </table:table-cell>
              <table:table-cell office:value-type="float" office:value="0.61038961039">
                <text:p>0.61038961039</text:p>
                <draw:g>
                  <svg:desc>sdock.J2:sdock.J40</svg:desc>
                </draw:g>
              </table:table-cell>
              <table:table-cell office:value-type="float" office:value="0.670995670996">
                <text:p>0.670995670996</text:p>
                <draw:g>
                  <svg:desc>sdock.K2:sdock.K40</svg:desc>
                </draw:g>
              </table:table-cell>
              <table:table-cell office:value-type="float" office:value="0.761904761905">
                <text:p>0.761904761905</text:p>
                <draw:g>
                  <svg:desc>sdock.L2:sdock.L40</svg:desc>
                </draw:g>
              </table:table-cell>
              <table:table-cell office:value-type="float" office:value="0.792207792208">
                <text:p>0.792207792208</text:p>
                <draw:g>
                  <svg:desc>sdock.M2:sdock.M40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541125541126">
                <text:p>0.541125541126</text:p>
              </table:table-cell>
              <table:table-cell office:value-type="float" office:value="0.61038961039">
                <text:p>0.61038961039</text:p>
              </table:table-cell>
              <table:table-cell office:value-type="float" office:value="0.670995670996">
                <text:p>0.670995670996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787878787879">
                <text:p>0.787878787879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0.450216450216">
                <text:p>0.450216450216</text:p>
              </table:table-cell>
              <table:table-cell office:value-type="float" office:value="0.5670995671">
                <text:p>0.5670995671</text:p>
              </table:table-cell>
              <table:table-cell office:value-type="float" office:value="0.675324675325">
                <text:p>0.675324675325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ELOCAL_CB</text:p>
              </table:table-cell>
              <table:table-cell office:value-type="float" office:value="0.419913419913">
                <text:p>0.419913419913</text:p>
              </table:table-cell>
              <table:table-cell office:value-type="float" office:value="0.575757575758">
                <text:p>0.575757575758</text:p>
              </table:table-cell>
              <table:table-cell office:value-type="float" office:value="0.675324675325">
                <text:p>0.675324675325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0.454545454545">
                <text:p>0.454545454545</text:p>
              </table:table-cell>
              <table:table-cell office:value-type="float" office:value="0.593073593074">
                <text:p>0.593073593074</text:p>
              </table:table-cell>
              <table:table-cell office:value-type="float" office:value="0.675324675325">
                <text:p>0.675324675325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ZS3DC_CB</text:p>
              </table:table-cell>
              <table:table-cell office:value-type="float" office:value="0.367965367965">
                <text:p>0.367965367965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675324675325">
                <text:p>0.675324675325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0.510822510823">
                <text:p>0.510822510823</text:p>
              </table:table-cell>
              <table:table-cell office:value-type="float" office:value="0.614718614719">
                <text:p>0.614718614719</text:p>
              </table:table-cell>
              <table:table-cell office:value-type="float" office:value="0.679653679654">
                <text:p>0.679653679654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0.489177489177">
                <text:p>0.489177489177</text:p>
              </table:table-cell>
              <table:table-cell office:value-type="float" office:value="0.588744588745">
                <text:p>0.588744588745</text:p>
              </table:table-cell>
              <table:table-cell office:value-type="float" office:value="0.679653679654">
                <text:p>0.679653679654</text:p>
              </table:table-cell>
              <table:table-cell office:value-type="float" office:value="0.731601731602">
                <text:p>0.731601731602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DOPE_HR</text:p>
              </table:table-cell>
              <table:table-cell office:value-type="float" office:value="0.493506493506">
                <text:p>0.493506493506</text:p>
              </table:table-cell>
              <table:table-cell office:value-type="float" office:value="0.614718614719">
                <text:p>0.614718614719</text:p>
              </table:table-cell>
              <table:table-cell office:value-type="float" office:value="0.683982683983">
                <text:p>0.683982683983</text:p>
              </table:table-cell>
              <table:table-cell office:value-type="float" office:value="0.774891774892">
                <text:p>0.774891774892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.536796536797">
                <text:p>0.536796536797</text:p>
              </table:table-cell>
              <table:table-cell office:value-type="float" office:value="0.614718614719">
                <text:p>0.614718614719</text:p>
              </table:table-cell>
              <table:table-cell office:value-type="float" office:value="0.683982683983">
                <text:p>0.683982683983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0.519480519481">
                <text:p>0.519480519481</text:p>
              </table:table-cell>
              <table:table-cell office:value-type="float" office:value="0.623376623377">
                <text:p>0.623376623377</text:p>
              </table:table-cell>
              <table:table-cell office:value-type="float" office:value="0.688311688312">
                <text:p>0.688311688312</text:p>
              </table:table-cell>
              <table:table-cell office:value-type="float" office:value="0.744588744589">
                <text:p>0.744588744589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DOPE</text:p>
              </table:table-cell>
              <table:table-cell office:value-type="float" office:value="0.458874458874">
                <text:p>0.458874458874</text:p>
              </table:table-cell>
              <table:table-cell office:value-type="float" office:value="0.606060606061">
                <text:p>0.606060606061</text:p>
              </table:table-cell>
              <table:table-cell office:value-type="float" office:value="0.688311688312">
                <text:p>0.688311688312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0.471861471861">
                <text:p>0.471861471861</text:p>
              </table:table-cell>
              <table:table-cell office:value-type="float" office:value="0.575757575758">
                <text:p>0.575757575758</text:p>
              </table:table-cell>
              <table:table-cell office:value-type="float" office:value="0.692640692641">
                <text:p>0.692640692641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0.580086580087">
                <text:p>0.580086580087</text:p>
              </table:table-cell>
              <table:table-cell office:value-type="float" office:value="0.649350649351">
                <text:p>0.649350649351</text:p>
              </table:table-cell>
              <table:table-cell office:value-type="float" office:value="0.69696969697">
                <text:p>0.69696969697</text:p>
              </table:table-cell>
              <table:table-cell office:value-type="float" office:value="0.735930735931">
                <text:p>0.735930735931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0.497835497835">
                <text:p>0.497835497835</text:p>
              </table:table-cell>
              <table:table-cell office:value-type="float" office:value="0.623376623377">
                <text:p>0.623376623377</text:p>
              </table:table-cell>
              <table:table-cell office:value-type="float" office:value="0.69696969697">
                <text:p>0.69696969697</text:p>
              </table:table-cell>
              <table:table-cell office:value-type="float" office:value="0.748917748918">
                <text:p>0.748917748918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E3D_CB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575757575758">
                <text:p>0.575757575758</text:p>
              </table:table-cell>
              <table:table-cell office:value-type="float" office:value="0.701298701299">
                <text:p>0.701298701299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5670995671">
                <text:p>0.5670995671</text:p>
              </table:table-cell>
              <table:table-cell office:value-type="float" office:value="0.649350649351">
                <text:p>0.649350649351</text:p>
              </table:table-cell>
              <table:table-cell office:value-type="float" office:value="0.701298701299">
                <text:p>0.701298701299</text:p>
              </table:table-cell>
              <table:table-cell office:value-type="float" office:value="0.779220779221">
                <text:p>0.779220779221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VDW</text:p>
              </table:table-cell>
              <table:table-cell office:value-type="float" office:value="0.558441558442">
                <text:p>0.558441558442</text:p>
              </table:table-cell>
              <table:table-cell office:value-type="float" office:value="0.65367965368">
                <text:p>0.65367965368</text:p>
              </table:table-cell>
              <table:table-cell office:value-type="float" office:value="0.701298701299">
                <text:p>0.701298701299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DFIRE2</text:p>
              </table:table-cell>
              <table:table-cell office:value-type="float" office:value="0.528138528139">
                <text:p>0.528138528139</text:p>
              </table:table-cell>
              <table:table-cell office:value-type="float" office:value="0.640692640693">
                <text:p>0.640692640693</text:p>
              </table:table-cell>
              <table:table-cell office:value-type="float" office:value="0.705627705628">
                <text:p>0.705627705628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562770562771">
                <text:p>0.562770562771</text:p>
              </table:table-cell>
              <table:table-cell office:value-type="float" office:value="0.65367965368">
                <text:p>0.65367965368</text:p>
              </table:table-cell>
              <table:table-cell office:value-type="float" office:value="0.705627705628">
                <text:p>0.705627705628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GKS</text:p>
              </table:table-cell>
              <table:table-cell office:value-type="float" office:value="0.493506493506">
                <text:p>0.493506493506</text:p>
              </table:table-cell>
              <table:table-cell office:value-type="float" office:value="0.649350649351">
                <text:p>0.649350649351</text:p>
              </table:table-cell>
              <table:table-cell office:value-type="float" office:value="0.705627705628">
                <text:p>0.705627705628</text:p>
              </table:table-cell>
              <table:table-cell office:value-type="float" office:value="0.779220779221">
                <text:p>0.779220779221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580086580087">
                <text:p>0.580086580087</text:p>
              </table:table-cell>
              <table:table-cell office:value-type="float" office:value="0.658008658009">
                <text:p>0.658008658009</text:p>
              </table:table-cell>
              <table:table-cell office:value-type="float" office:value="0.705627705628">
                <text:p>0.705627705628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0.467532467532">
                <text:p>0.467532467532</text:p>
              </table:table-cell>
              <table:table-cell office:value-type="float" office:value="0.601731601732">
                <text:p>0.601731601732</text:p>
              </table:table-cell>
              <table:table-cell office:value-type="float" office:value="0.705627705628">
                <text:p>0.705627705628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80086580087">
                <text:p>0.580086580087</text:p>
              </table:table-cell>
              <table:table-cell office:value-type="float" office:value="0.645021645022">
                <text:p>0.645021645022</text:p>
              </table:table-cell>
              <table:table-cell office:value-type="float" office:value="0.709956709957">
                <text:p>0.709956709957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ELOCAL_MIN</text:p>
              </table:table-cell>
              <table:table-cell office:value-type="float" office:value="0.497835497835">
                <text:p>0.497835497835</text:p>
              </table:table-cell>
              <table:table-cell office:value-type="float" office:value="0.640692640693">
                <text:p>0.640692640693</text:p>
              </table:table-cell>
              <table:table-cell office:value-type="float" office:value="0.709956709957">
                <text:p>0.709956709957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MJ2</text:p>
              </table:table-cell>
              <table:table-cell office:value-type="float" office:value="0.493506493506">
                <text:p>0.493506493506</text:p>
              </table:table-cell>
              <table:table-cell office:value-type="float" office:value="0.627705627706">
                <text:p>0.627705627706</text:p>
              </table:table-cell>
              <table:table-cell office:value-type="float" office:value="0.709956709957">
                <text:p>0.709956709957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0.554112554113">
                <text:p>0.554112554113</text:p>
              </table:table-cell>
              <table:table-cell office:value-type="float" office:value="0.65367965368">
                <text:p>0.65367965368</text:p>
              </table:table-cell>
              <table:table-cell office:value-type="float" office:value="0.709956709957">
                <text:p>0.709956709957</text:p>
              </table:table-cell>
              <table:table-cell office:value-type="float" office:value="0.774891774892">
                <text:p>0.774891774892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MS</text:p>
              </table:table-cell>
              <table:table-cell office:value-type="float" office:value="0.497835497835">
                <text:p>0.497835497835</text:p>
              </table:table-cell>
              <table:table-cell office:value-type="float" office:value="0.632034632035">
                <text:p>0.632034632035</text:p>
              </table:table-cell>
              <table:table-cell office:value-type="float" office:value="0.709956709957">
                <text:p>0.709956709957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0.506493506494">
                <text:p>0.506493506494</text:p>
              </table:table-cell>
              <table:table-cell office:value-type="float" office:value="0.649350649351">
                <text:p>0.649350649351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0.515151515152">
                <text:p>0.515151515152</text:p>
              </table:table-cell>
              <table:table-cell office:value-type="float" office:value="0.640692640693">
                <text:p>0.640692640693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0.549783549784">
                <text:p>0.549783549784</text:p>
              </table:table-cell>
              <table:table-cell office:value-type="float" office:value="0.662337662338">
                <text:p>0.662337662338</text:p>
              </table:table-cell>
              <table:table-cell office:value-type="float" office:value="0.718614718615">
                <text:p>0.718614718615</text:p>
              </table:table-cell>
              <table:table-cell office:value-type="float" office:value="0.779220779221">
                <text:p>0.779220779221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0.593073593074">
                <text:p>0.593073593074</text:p>
              </table:table-cell>
              <table:table-cell office:value-type="float" office:value="0.675324675325">
                <text:p>0.675324675325</text:p>
              </table:table-cell>
              <table:table-cell office:value-type="float" office:value="0.722943722944">
                <text:p>0.722943722944</text:p>
              </table:table-cell>
              <table:table-cell office:value-type="float" office:value="0.753246753247">
                <text:p>0.753246753247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562770562771">
                <text:p>0.562770562771</text:p>
              </table:table-cell>
              <table:table-cell office:value-type="float" office:value="0.658008658009">
                <text:p>0.658008658009</text:p>
              </table:table-cell>
              <table:table-cell office:value-type="float" office:value="0.722943722944">
                <text:p>0.722943722944</text:p>
              </table:table-cell>
              <table:table-cell office:value-type="float" office:value="0.766233766234">
                <text:p>0.766233766234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0.554112554113">
                <text:p>0.554112554113</text:p>
              </table:table-cell>
              <table:table-cell office:value-type="float" office:value="0.675324675325">
                <text:p>0.675324675325</text:p>
              </table:table-cell>
              <table:table-cell office:value-type="float" office:value="0.722943722944">
                <text:p>0.722943722944</text:p>
              </table:table-cell>
              <table:table-cell office:value-type="float" office:value="0.779220779221">
                <text:p>0.779220779221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0.541125541126">
                <text:p>0.541125541126</text:p>
              </table:table-cell>
              <table:table-cell office:value-type="float" office:value="0.658008658009">
                <text:p>0.658008658009</text:p>
              </table:table-cell>
              <table:table-cell office:value-type="float" office:value="0.727272727273">
                <text:p>0.727272727273</text:p>
              </table:table-cell>
              <table:table-cell office:value-type="float" office:value="0.757575757576">
                <text:p>0.757575757576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601731601732">
                <text:p>0.601731601732</text:p>
              </table:table-cell>
              <table:table-cell office:value-type="float" office:value="0.662337662338">
                <text:p>0.662337662338</text:p>
              </table:table-cell>
              <table:table-cell office:value-type="float" office:value="0.727272727273">
                <text:p>0.727272727273</text:p>
              </table:table-cell>
              <table:table-cell office:value-type="float" office:value="0.779220779221">
                <text:p>0.779220779221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.593073593074">
                <text:p>0.593073593074</text:p>
              </table:table-cell>
              <table:table-cell office:value-type="float" office:value="0.679653679654">
                <text:p>0.679653679654</text:p>
              </table:table-cell>
              <table:table-cell office:value-type="float" office:value="0.727272727273">
                <text:p>0.727272727273</text:p>
              </table:table-cell>
              <table:table-cell office:value-type="float" office:value="0.779220779221">
                <text:p>0.779220779221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0.545454545455">
                <text:p>0.545454545455</text:p>
              </table:table-cell>
              <table:table-cell office:value-type="float" office:value="0.662337662338">
                <text:p>0.662337662338</text:p>
              </table:table-cell>
              <table:table-cell office:value-type="float" office:value="0.731601731602">
                <text:p>0.731601731602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792207792208">
                <text:p>0.792207792208</text:p>
              </table:table-cell>
            </table:table-row>
            <table:table-row>
              <table:table-cell office:value-type="string">
                <text:p>CP_RMFCEN1</text:p>
              </table:table-cell>
              <table:table-cell office:value-type="float" office:value="0.562770562771">
                <text:p>0.562770562771</text:p>
              </table:table-cell>
              <table:table-cell office:value-type="float" office:value="0.683982683983">
                <text:p>0.683982683983</text:p>
              </table:table-cell>
              <table:table-cell office:value-type="float" office:value="0.735930735931">
                <text:p>0.735930735931</text:p>
              </table:table-cell>
              <table:table-cell office:value-type="float" office:value="0.770562770563">
                <text:p>0.770562770563</text:p>
              </table:table-cell>
              <table:table-cell office:value-type="float" office:value="0.792207792208">
                <text:p>0.792207792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